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B0000017B52A16F42DE878D96.png" manifest:media-type="image/png"/>
  <manifest:file-entry manifest:full-path="Pictures/100004380000272A0000272A2E0C7A17EA056B6E.svg" manifest:media-type="image/svg+xml"/>
  <manifest:file-entry manifest:full-path="Pictures/100000010000017B0000017B3A1E063B863927D0.png" manifest:media-type="image/png"/>
  <manifest:file-entry manifest:full-path="Pictures/100000010000017B0000017BC5CC25E8D335FACA.png" manifest:media-type="image/png"/>
  <manifest:file-entry manifest:full-path="Pictures/100003FF0000272A0000272A57265EBFABE4CB66.svg" manifest:media-type="image/svg+xml"/>
  <manifest:file-entry manifest:full-path="Pictures/100000010000017B0000017B52E3F72A2F3E7B29.png" manifest:media-type="image/png"/>
  <manifest:file-entry manifest:full-path="Pictures/1000043A0000272A0000272AC5D0019A83E56B4E.svg" manifest:media-type="image/svg+xml"/>
  <manifest:file-entry manifest:full-path="Pictures/100004750000272A0000272A082DB670A37839B3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4" draw:name="Text Frame 1" draw:style-name="gr1" draw:text-style-name="P1" svg:width="2.567cm" svg:height="1.086cm" svg:x="2.93cm" svg:y="8.717cm"><draw:text-box><text:p>25</text:p></draw:text-box></draw:frame><draw:frame text:anchor-type="paragraph" draw:z-index="5" draw:name="Text Frame 2" draw:style-name="gr1" draw:text-style-name="P1" svg:width="2.567cm" svg:height="1.086cm" svg:x="2.798cm" svg:y="16.575cm"><draw:text-box><text:p>26</text:p><text:p/></draw:text-box></draw:frame><draw:frame text:anchor-type="paragraph" draw:z-index="6" draw:name="Text Frame 3" draw:style-name="gr1" draw:text-style-name="P1" svg:width="2.567cm" svg:height="1.086cm" svg:x="14.042cm" svg:y="8.664cm"><draw:text-box><text:p>27</text:p><text:p/></draw:text-box></draw:frame><draw:frame text:anchor-type="paragraph" draw:z-index="7" draw:name="Text Frame 4" draw:style-name="gr1" draw:text-style-name="P1" svg:width="2.567cm" svg:height="1.086cm" svg:x="13.884cm" svg:y="16.681cm"><draw:text-box><text:p>28</text:p><text:p/></draw:text-box></draw:frame><draw:frame draw:style-name="fr1" draw:name="Image1" text:anchor-type="char" svg:x="-1.752cm" svg:y="-1.64cm" svg:width="9.999cm" svg:height="9.999cm" draw:z-index="0"><draw:image xlink:href="Pictures/100004750000272A0000272A082DB670A37839B3.svg" xlink:type="simple" xlink:show="embed" xlink:actuate="onLoad" draw:mime-type="image/svg+xml"/><draw:image xlink:href="Pictures/100000010000017B0000017B3A1E063B863927D0.png" xlink:type="simple" xlink:show="embed" xlink:actuate="onLoad" draw:mime-type="image/png"/></draw:frame><draw:frame draw:style-name="fr1" draw:name="Image2" text:anchor-type="char" svg:x="-1.699cm" svg:y="17.277cm" svg:width="9.999cm" svg:height="9.999cm" draw:z-index="1"><draw:image xlink:href="Pictures/100004380000272A0000272A2E0C7A17EA056B6E.svg" xlink:type="simple" xlink:show="embed" xlink:actuate="onLoad" draw:mime-type="image/svg+xml"/><draw:image xlink:href="Pictures/100000010000017B0000017B52A16F42DE878D96.png" xlink:type="simple" xlink:show="embed" xlink:actuate="onLoad" draw:mime-type="image/png"/></draw:frame><draw:frame draw:style-name="fr1" draw:name="Image3" text:anchor-type="char" svg:x="8.763cm" svg:y="-1.588cm" svg:width="9.999cm" svg:height="9.999cm" draw:z-index="2"><draw:image xlink:href="Pictures/1000043A0000272A0000272AC5D0019A83E56B4E.svg" xlink:type="simple" xlink:show="embed" xlink:actuate="onLoad" draw:mime-type="image/svg+xml"/><draw:image xlink:href="Pictures/100000010000017B0000017B52E3F72A2F3E7B29.png" xlink:type="simple" xlink:show="embed" xlink:actuate="onLoad" draw:mime-type="image/png"/></draw:frame><draw:frame draw:style-name="fr1" draw:name="Image4" text:anchor-type="char" svg:x="8.737cm" svg:y="17.33cm" svg:width="9.999cm" svg:height="9.999cm" draw:z-index="3"><draw:image xlink:href="Pictures/100003FF0000272A0000272A57265EBFABE4CB66.svg" xlink:type="simple" xlink:show="embed" xlink:actuate="onLoad" draw:mime-type="image/svg+xml"/><draw:image xlink:href="Pictures/100000010000017B0000017BC5CC25E8D335FAC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1:05:22.637660704</meta:creation-date>
    <dc:date>2023-05-16T11:07:39.536377036</dc:date>
    <meta:editing-duration>PT2M17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